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1"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itle</text:h>
      <text:h text:style-name="Heading_20_2" text:outline-level="2">Author</text:h>
      <text:h text:style-name="Heading_20_2" text:outline-level="2">CAP 5600</text:h>
      <text:p text:style-name="Standard"/>
      <text:h text:style-name="Heading_20_2" text:outline-level="2">Abstract</text:h>
      <text:p text:style-name="Standard">The abstract summarizes the theme of your paper and your results (100-150 words).</text:p>
      <text:h text:style-name="Heading_20_2" text:outline-level="2">Introduction</text:h>
      <text:p text:style-name="Standard">Provide the background of the topic that you researched. More specifically, describe the problem that your research addresses. Provide references to the literature.</text:p>
      <text:h text:style-name="Heading_20_2" text:outline-level="2">Methods / Theory</text:h>
      <text:p text:style-name="Standard">Write about the methods and the theory that you studied. If applicable, write about the application of the methods/theory. Are the methods/theory that you have come across sound by your judgment?</text:p>
      <text:h text:style-name="Heading_20_2" text:outline-level="2">Discussion</text:h>
      <text:p text:style-name="Standard">Give an initial analysis of your research. From your study of the literature, is the problem that you researched adequately solved? What are the strengths and limitations of the solutions that are being proposed in the literature? </text:p>
      <text:h text:style-name="Heading_20_2" text:outline-level="2">References</text:h>
      <text:p text:style-name="Standard">List the publications that you used for your research. Follow the formatting guidelines posted in the document Term Paper Format.</text:p>
      <text:p text:style-name="Standard"><text:bookmark text:name="_GoBack"/></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Thomas Reichherzer</meta:initial-creator>
    <dc:creator>Thomas Reichherzer</dc:creator>
    <meta:editing-cycles>3</meta:editing-cycles>
    <meta:creation-date>2020-03-18T21:16:00</meta:creation-date>
    <dc:date>2020-03-18T21:32:00</dc:date>
    <meta:editing-duration>PT15M</meta:editing-duration>
    <meta:generator>LibreOffice/6.3.5.2$Linux_X86_64 LibreOffice_project/30$Build-2</meta:generator>
    <meta:document-statistic meta:table-count="0" meta:image-count="0" meta:object-count="0" meta:page-count="1" meta:paragraph-count="13" meta:word-count="135" meta:character-count="875" meta:non-whitespace-character-count="7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